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vi_loop_clos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table:style-name="Default" office:value-type="string" calcext:value-type="string">
            <text:p>2<text:span text:style-name="T1">nd</text:span> run</text:p>
          </table:table-cell>
          <table:table-cell table:number-columns-repeated="2"/>
          <table:table-cell table:style-name="Default"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7363" calcext:value-type="float">
            <text:p>0.7363</text:p>
          </table:table-cell>
          <table:table-cell office:value-type="float" office:value="0.7908" calcext:value-type="float">
            <text:p>0.7908</text:p>
          </table:table-cell>
          <table:table-cell office:value-type="string" calcext:value-type="string">
            <text:p>0:40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4798" calcext:value-type="float">
            <text:p>0.4798</text:p>
          </table:table-cell>
          <table:table-cell office:value-type="string" calcext:value-type="string">
            <text:p>0:40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6718" calcext:value-type="float">
            <text:p>0.6718</text:p>
          </table:table-cell>
          <table:table-cell table:formula="of:=([.D4]+[.G4]+[.J4])/3" office:value-type="float" office:value="0.6316" calcext:value-type="float">
            <text:p>0.6316</text:p>
          </table:table-cell>
          <table:table-cell table:formula="of:=([.E4]+[.H4]+[.K4])/3" office:value-type="float" office:value="0.647466666666667" calcext:value-type="float">
            <text:p>0.647466666666667</text:p>
          </table:table-cell>
          <table:table-cell table:formula="of:=([.L4]+[.M4])/2" office:value-type="float" office:value="0.639533333333333" calcext:value-type="float">
            <text:p>0.6395333333333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016" calcext:value-type="float">
            <text:p>0.6016</text:p>
          </table:table-cell>
          <table:table-cell office:value-type="string" calcext:value-type="string">
            <text:p>0:40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7381" calcext:value-type="float">
            <text:p>0.7381</text:p>
          </table:table-cell>
          <table:table-cell office:value-type="string" calcext:value-type="string">
            <text:p>0:40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5065" calcext:value-type="float">
            <text:p>0.5065</text:p>
          </table:table-cell>
          <table:table-cell table:formula="of:=([.D5]+[.G5]+[.J5])/3" office:value-type="float" office:value="0.508666666666667" calcext:value-type="float">
            <text:p>0.508666666666667</text:p>
          </table:table-cell>
          <table:table-cell table:formula="of:=([.E5]+[.H5]+[.K5])/3" office:value-type="float" office:value="0.6154" calcext:value-type="float">
            <text:p>0.6154</text:p>
          </table:table-cell>
          <table:table-cell table:formula="of:=([.L5]+[.M5])/2" office:value-type="float" office:value="0.562033333333333" calcext:value-type="float">
            <text:p>0.5620333333333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473" calcext:value-type="float">
            <text:p>0.473</text:p>
          </table:table-cell>
          <table:table-cell office:value-type="float" office:value="0.6654" calcext:value-type="float">
            <text:p>0.6654</text:p>
          </table:table-cell>
          <table:table-cell office:value-type="string" calcext:value-type="string">
            <text:p>0:50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7229" calcext:value-type="float">
            <text:p>0.7229</text:p>
          </table:table-cell>
          <table:table-cell office:value-type="string" calcext:value-type="string">
            <text:p>0:40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5732" calcext:value-type="float">
            <text:p>0.5732</text:p>
          </table:table-cell>
          <table:table-cell table:formula="of:=([.D6]+[.G6]+[.J6])/3" office:value-type="float" office:value="0.5139" calcext:value-type="float">
            <text:p>0.5139</text:p>
          </table:table-cell>
          <table:table-cell table:formula="of:=([.E6]+[.H6]+[.K6])/3" office:value-type="float" office:value="0.653833333333333" calcext:value-type="float">
            <text:p>0.653833333333333</text:p>
          </table:table-cell>
          <table:table-cell table:formula="of:=([.L6]+[.M6])/2" office:value-type="float" office:value="0.583866666666667" calcext:value-type="float">
            <text:p>0.5838666666666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6761" calcext:value-type="float">
            <text:p>0.6761</text:p>
          </table:table-cell>
          <table:table-cell office:value-type="string" calcext:value-type="string">
            <text:p>0:40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6526" calcext:value-type="float">
            <text:p>0.6526</text:p>
          </table:table-cell>
          <table:table-cell office:value-type="string" calcext:value-type="string">
            <text:p>0:40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6641" calcext:value-type="float">
            <text:p>0.6641</text:p>
          </table:table-cell>
          <table:table-cell table:formula="of:=([.D7]+[.G7]+[.J7])/3" office:value-type="float" office:value="0.458533333333333" calcext:value-type="float">
            <text:p>0.458533333333333</text:p>
          </table:table-cell>
          <table:table-cell table:formula="of:=([.E7]+[.H7]+[.K7])/3" office:value-type="float" office:value="0.664266666666667" calcext:value-type="float">
            <text:p>0.664266666666667</text:p>
          </table:table-cell>
          <table:table-cell table:formula="of:=([.L7]+[.M7])/2" office:value-type="float" office:value="0.5614" calcext:value-type="float">
            <text:p>0.56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0</text:p>
          </table:table-cell>
          <table:table-cell office:value-type="float" office:value="0.54" calcext:value-type="float">
            <text:p>0.54</text:p>
          </table:table-cell>
          <table:table-cell office:value-type="float" office:value="0.556" calcext:value-type="float">
            <text:p>0.556</text:p>
          </table:table-cell>
          <table:table-cell office:value-type="string" calcext:value-type="string">
            <text:p>0:40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0:40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505" calcext:value-type="float">
            <text:p>0.505</text:p>
          </table:table-cell>
          <table:table-cell table:formula="of:=([.D8]+[.G8]+[.J8])/3" office:value-type="float" office:value="0.521366666666667" calcext:value-type="float">
            <text:p>0.521366666666667</text:p>
          </table:table-cell>
          <table:table-cell table:formula="of:=([.E8]+[.H8]+[.K8])/3" office:value-type="float" office:value="0.639366666666667" calcext:value-type="float">
            <text:p>0.639366666666667</text:p>
          </table:table-cell>
          <table:table-cell table:formula="of:=([.L8]+[.M8])/2" office:value-type="float" office:value="0.580366666666667" calcext:value-type="float">
            <text:p>0.58036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7662" calcext:value-type="float">
            <text:p>0.7662</text:p>
          </table:table-cell>
          <table:table-cell office:value-type="string" calcext:value-type="string">
            <text:p>0:40</text:p>
          </table:table-cell>
          <table:table-cell office:value-type="float" office:value="0.617" calcext:value-type="float">
            <text:p>0.617</text:p>
          </table:table-cell>
          <table:table-cell office:value-type="float" office:value="0.7843" calcext:value-type="float">
            <text:p>0.7843</text:p>
          </table:table-cell>
          <table:table-cell office:value-type="string" calcext:value-type="string">
            <text:p>0:40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537" calcext:value-type="float">
            <text:p>0.6537</text:p>
          </table:table-cell>
          <table:table-cell table:formula="of:=([.D9]+[.G9]+[.J9])/3" office:value-type="float" office:value="0.5655" calcext:value-type="float">
            <text:p>0.5655</text:p>
          </table:table-cell>
          <table:table-cell table:formula="of:=([.E9]+[.H9]+[.K9])/3" office:value-type="float" office:value="0.734733333333333" calcext:value-type="float">
            <text:p>0.734733333333333</text:p>
          </table:table-cell>
          <table:table-cell table:formula="of:=([.L9]+[.M9])/2" office:value-type="float" office:value="0.650116666666667" calcext:value-type="float">
            <text:p>0.650116666666667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207" calcext:value-type="float">
            <text:p>0.5207</text:p>
          </table:table-cell>
          <table:table-cell office:value-type="string" calcext:value-type="string">
            <text:p>0:30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386" calcext:value-type="float">
            <text:p>0.6386</text:p>
          </table:table-cell>
          <table:table-cell office:value-type="string" calcext:value-type="string">
            <text:p>0:40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569" calcext:value-type="float">
            <text:p>0.6569</text:p>
          </table:table-cell>
          <table:table-cell table:formula="of:=([.D10]+[.G10]+[.J10])/3" office:value-type="float" office:value="0.535233333333333" calcext:value-type="float">
            <text:p>0.535233333333333</text:p>
          </table:table-cell>
          <table:table-cell table:formula="of:=([.E10]+[.H10]+[.K10])/3" office:value-type="float" office:value="0.6054" calcext:value-type="float">
            <text:p>0.6054</text:p>
          </table:table-cell>
          <table:table-cell table:formula="of:=([.L10]+[.M10])/2" office:value-type="float" office:value="0.570316666666667" calcext:value-type="float">
            <text:p>0.57031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666" calcext:value-type="float">
            <text:p>0.5666</text:p>
          </table:table-cell>
          <table:table-cell office:value-type="string" calcext:value-type="string">
            <text:p>0:50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189" calcext:value-type="float">
            <text:p>0.5189</text:p>
          </table:table-cell>
          <table:table-cell office:value-type="string" calcext:value-type="string">
            <text:p>0:50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6228" calcext:value-type="float">
            <text:p>0.6228</text:p>
          </table:table-cell>
          <table:table-cell table:formula="of:=([.D11]+[.G11]+[.J11])/3" office:value-type="float" office:value="0.4468" calcext:value-type="float">
            <text:p>0.4468</text:p>
          </table:table-cell>
          <table:table-cell table:formula="of:=([.E11]+[.H11]+[.K11])/3" office:value-type="float" office:value="0.569433333333333" calcext:value-type="float">
            <text:p>0.569433333333333</text:p>
          </table:table-cell>
          <table:table-cell table:formula="of:=([.L11]+[.M11])/2" office:value-type="float" office:value="0.508116666666667" calcext:value-type="float">
            <text:p>0.50811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0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4927" calcext:value-type="float">
            <text:p>0.4927</text:p>
          </table:table-cell>
          <table:table-cell office:value-type="string" calcext:value-type="string">
            <text:p>0:40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4736" calcext:value-type="float">
            <text:p>0.4736</text:p>
          </table:table-cell>
          <table:table-cell office:value-type="string" calcext:value-type="string">
            <text:p>0:40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5645" calcext:value-type="float">
            <text:p>0.5645</text:p>
          </table:table-cell>
          <table:table-cell table:formula="of:=([.D12]+[.G12]+[.J12])/3" office:value-type="float" office:value="0.438233333333333" calcext:value-type="float">
            <text:p>0.438233333333333</text:p>
          </table:table-cell>
          <table:table-cell table:formula="of:=([.E12]+[.H12]+[.K12])/3" office:value-type="float" office:value="0.510266666666667" calcext:value-type="float">
            <text:p>0.510266666666667</text:p>
          </table:table-cell>
          <table:table-cell table:formula="of:=([.L12]+[.M12])/2" office:value-type="float" office:value="0.47425" calcext:value-type="float">
            <text:p>0.474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:40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4049" calcext:value-type="float">
            <text:p>0.4049</text:p>
          </table:table-cell>
          <table:table-cell office:value-type="string" calcext:value-type="string">
            <text:p>0:40</text:p>
          </table:table-cell>
          <table:table-cell office:value-type="float" office:value="0.47" calcext:value-type="float">
            <text:p>0.47</text:p>
          </table:table-cell>
          <table:table-cell office:value-type="float" office:value="0.4827" calcext:value-type="float">
            <text:p>0.4827</text:p>
          </table:table-cell>
          <table:table-cell office:value-type="string" calcext:value-type="string">
            <text:p>0:40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4813" calcext:value-type="float">
            <text:p>0.4813</text:p>
          </table:table-cell>
          <table:table-cell table:formula="of:=([.D13]+[.G13]+[.J13])/3" office:value-type="float" office:value="0.442" calcext:value-type="float">
            <text:p>0.442</text:p>
          </table:table-cell>
          <table:table-cell table:formula="of:=([.E13]+[.H13]+[.K13])/3" office:value-type="float" office:value="0.4563" calcext:value-type="float">
            <text:p>0.4563</text:p>
          </table:table-cell>
          <table:table-cell table:formula="of:=([.L13]+[.M13])/2" office:value-type="float" office:value="0.44915" calcext:value-type="float">
            <text:p>0.449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:40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5546" calcext:value-type="float">
            <text:p>0.5546</text:p>
          </table:table-cell>
          <table:table-cell office:value-type="string" calcext:value-type="string">
            <text:p>0:40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5526" calcext:value-type="float">
            <text:p>0.5526</text:p>
          </table:table-cell>
          <table:table-cell office:value-type="string" calcext:value-type="string">
            <text:p>0:50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5618" calcext:value-type="float">
            <text:p>0.5618</text:p>
          </table:table-cell>
          <table:table-cell table:formula="of:=([.D14]+[.G14]+[.J14])/3" office:value-type="float" office:value="0.497166666666667" calcext:value-type="float">
            <text:p>0.497166666666667</text:p>
          </table:table-cell>
          <table:table-cell table:formula="of:=([.E14]+[.H14]+[.K14])/3" office:value-type="float" office:value="0.556333333333333" calcext:value-type="float">
            <text:p>0.556333333333333</text:p>
          </table:table-cell>
          <table:table-cell table:formula="of:=([.L14]+[.M14])/2" office:value-type="float" office:value="0.52675" calcext:value-type="float">
            <text:p>0.526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6001" calcext:value-type="float">
            <text:p>0.6001</text:p>
          </table:table-cell>
          <table:table-cell office:value-type="string" calcext:value-type="string">
            <text:p>0:40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942" calcext:value-type="float">
            <text:p>0.4942</text:p>
          </table:table-cell>
          <table:table-cell office:value-type="string" calcext:value-type="string">
            <text:p>0:40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4955" calcext:value-type="float">
            <text:p>0.4955</text:p>
          </table:table-cell>
          <table:table-cell table:formula="of:=([.D15]+[.G15]+[.J15])/3" office:value-type="float" office:value="0.425" calcext:value-type="float">
            <text:p>0.425</text:p>
          </table:table-cell>
          <table:table-cell table:formula="of:=([.E15]+[.H15]+[.K15])/3" office:value-type="float" office:value="0.529933333333333" calcext:value-type="float">
            <text:p>0.529933333333333</text:p>
          </table:table-cell>
          <table:table-cell table:formula="of:=([.L15]+[.M15])/2" office:value-type="float" office:value="0.477466666666667" calcext:value-type="float">
            <text:p>0.477466666666667</text:p>
          </table:table-cell>
          <table:table-cell office:value-type="string" calcext:value-type="string">
            <text:p>stable setting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8228" calcext:value-type="float">
            <text:p>0.8228</text:p>
          </table:table-cell>
          <table:table-cell office:value-type="string" calcext:value-type="string">
            <text:p>0:40</text:p>
          </table:table-cell>
          <table:table-cell office:value-type="float" office:value="0.4864" calcext:value-type="float">
            <text:p>0.4864</text:p>
          </table:table-cell>
          <table:table-cell office:value-type="float" office:value="0.5904" calcext:value-type="float">
            <text:p>0.5904</text:p>
          </table:table-cell>
          <table:table-cell office:value-type="string" calcext:value-type="string">
            <text:p>0:40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5334" calcext:value-type="float">
            <text:p>0.5334</text:p>
          </table:table-cell>
          <table:table-cell table:formula="of:=([.D16]+[.G16]+[.J16])/3" office:value-type="float" office:value="0.566366666666667" calcext:value-type="float">
            <text:p>0.566366666666667</text:p>
          </table:table-cell>
          <table:table-cell table:formula="of:=([.E16]+[.H16]+[.K16])/3" office:value-type="float" office:value="0.648866666666667" calcext:value-type="float">
            <text:p>0.648866666666667</text:p>
          </table:table-cell>
          <table:table-cell table:formula="of:=([.L16]+[.M16])/2" office:value-type="float" office:value="0.607616666666667" calcext:value-type="float">
            <text:p>0.6076166666666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6107" calcext:value-type="float">
            <text:p>0.6107</text:p>
          </table:table-cell>
          <table:table-cell office:value-type="string" calcext:value-type="string">
            <text:p>0:40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4762" calcext:value-type="float">
            <text:p>0.4762</text:p>
          </table:table-cell>
          <table:table-cell office:value-type="string" calcext:value-type="string">
            <text:p>0:30</text:p>
          </table:table-cell>
          <table:table-cell office:value-type="float" office:value="0.6749" calcext:value-type="float">
            <text:p>0.6749</text:p>
          </table:table-cell>
          <table:table-cell office:value-type="float" office:value="0.7094" calcext:value-type="float">
            <text:p>0.7094</text:p>
          </table:table-cell>
          <table:table-cell table:formula="of:=([.D17]+[.G17]+[.J17])/3" office:value-type="float" office:value="0.617433333333333" calcext:value-type="float">
            <text:p>0.617433333333333</text:p>
          </table:table-cell>
          <table:table-cell table:formula="of:=([.E17]+[.H17]+[.K17])/3" office:value-type="float" office:value="0.598766666666667" calcext:value-type="float">
            <text:p>0.598766666666667</text:p>
          </table:table-cell>
          <table:table-cell table:formula="of:=([.L17]+[.M17])/2" office:value-type="float" office:value="0.6081" calcext:value-type="float">
            <text:p>0.60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0</text:p>
          </table:table-cell>
          <table:table-cell office:value-type="float" office:value="0.3781" calcext:value-type="float">
            <text:p>0.3781</text:p>
          </table:table-cell>
          <table:table-cell office:value-type="float" office:value="0.4574" calcext:value-type="float">
            <text:p>0.4574</text:p>
          </table:table-cell>
          <table:table-cell office:value-type="string" calcext:value-type="string">
            <text:p>0:40</text:p>
          </table:table-cell>
          <table:table-cell office:value-type="float" office:value="0.4763" calcext:value-type="float">
            <text:p>0.4763</text:p>
          </table:table-cell>
          <table:table-cell office:value-type="float" office:value="0.4873" calcext:value-type="float">
            <text:p>0.4873</text:p>
          </table:table-cell>
          <table:table-cell office:value-type="string" calcext:value-type="string">
            <text:p>0:40</text:p>
          </table:table-cell>
          <table:table-cell office:value-type="float" office:value="0.556" calcext:value-type="float">
            <text:p>0.556</text:p>
          </table:table-cell>
          <table:table-cell office:value-type="float" office:value="0.6201" calcext:value-type="float">
            <text:p>0.6201</text:p>
          </table:table-cell>
          <table:table-cell table:formula="of:=([.D18]+[.G18]+[.J18])/3" office:value-type="float" office:value="0.470133333333333" calcext:value-type="float">
            <text:p>0.470133333333333</text:p>
          </table:table-cell>
          <table:table-cell table:formula="of:=([.E18]+[.H18]+[.K18])/3" office:value-type="float" office:value="0.5216" calcext:value-type="float">
            <text:p>0.5216</text:p>
          </table:table-cell>
          <table:table-cell table:formula="of:=([.L18]+[.M18])/2" office:value-type="float" office:value="0.495866666666667" calcext:value-type="float">
            <text:p>0.495866666666667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 office:value-type="string" calcext:value-type="string">
            <text:p>1<text:span text:style-name="T1">st</text:span> run</text:p>
          </table:table-cell>
          <table:table-cell table:number-columns-repeated="2"/>
          <table:table-cell table:style-name="Default" office:value-type="string" calcext:value-type="string">
            <text:p>2<text:span text:style-name="T1">nd</text:span> run</text:p>
          </table:table-cell>
          <table:table-cell table:number-columns-repeated="2"/>
          <table:table-cell table:style-name="Default"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table:style-name="Default"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table:style-name="Default"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08:06:33.131879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8:53:01.569059941</meta:creation-date>
    <dc:date>2016-12-08T08:16:53.184624264</dc:date>
    <meta:editing-duration>PT5H57M52S</meta:editing-duration>
    <meta:editing-cycles>139</meta:editing-cycles>
    <meta:generator>LibreOffice/5.2.2.2.0$Linux_X86_64 LibreOffice_project/20m0$Build-2</meta:generator>
    <meta:document-statistic meta:table-count="1" meta:cell-count="246" meta:object-count="0"/>
  </office:meta>
</office:document-meta>
</file>